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96e93" officeooo:paragraph-rsid="00796e93"/>
    </style:style>
    <style:style style:name="P3" style:family="paragraph" style:parent-style-name="Standard">
      <style:text-properties style:font-name="Minion Pro1" officeooo:rsid="001bfcd1" officeooo:paragraph-rsid="006045ff"/>
    </style:style>
    <style:style style:name="P4" style:family="paragraph" style:parent-style-name="Standard">
      <style:text-properties style:font-name="Minion Pro1" officeooo:rsid="001bfcd1" officeooo:paragraph-rsid="001bfcd1"/>
    </style:style>
    <style:style style:name="P5" style:family="paragraph" style:parent-style-name="Standard">
      <style:text-properties style:font-name="Minion Pro1" officeooo:rsid="001bfcd1" officeooo:paragraph-rsid="00204d4c"/>
    </style:style>
    <style:style style:name="P6" style:family="paragraph" style:parent-style-name="Standard">
      <style:text-properties style:font-name="Minion Pro1" officeooo:rsid="00204d4c" officeooo:paragraph-rsid="00204d4c"/>
    </style:style>
    <style:style style:name="P7" style:family="paragraph" style:parent-style-name="Standard">
      <style:text-properties style:font-name="Minion Pro1" officeooo:rsid="0021ecdc" officeooo:paragraph-rsid="0021ecdc"/>
    </style:style>
    <style:style style:name="P8" style:family="paragraph" style:parent-style-name="Standard">
      <style:text-properties style:font-name="Minion Pro1" officeooo:rsid="006c2df4" officeooo:paragraph-rsid="006c2df4"/>
    </style:style>
    <style:style style:name="P9" style:family="paragraph" style:parent-style-name="Standard">
      <style:text-properties style:font-name="Minion Pro1" officeooo:paragraph-rsid="0018071f"/>
    </style:style>
    <style:style style:name="P10" style:family="paragraph" style:parent-style-name="Standard">
      <style:text-properties style:font-name="Minion Pro1" officeooo:rsid="007f6725" officeooo:paragraph-rsid="007f6725"/>
    </style:style>
    <style:style style:name="P11" style:family="paragraph" style:parent-style-name="Standard">
      <style:text-properties officeooo:rsid="008d50cf" officeooo:paragraph-rsid="008d50cf"/>
    </style:style>
    <style:style style:name="P12" style:family="paragraph" style:parent-style-name="Standard">
      <style:text-properties officeooo:rsid="008e6dfa" officeooo:paragraph-rsid="008e6dfa"/>
    </style:style>
    <style:style style:name="P13" style:family="paragraph" style:parent-style-name="Standard">
      <style:text-properties officeooo:rsid="00918ea3" officeooo:paragraph-rsid="00918ea3"/>
    </style:style>
    <style:style style:name="P14" style:family="paragraph" style:parent-style-name="Heading_20_1">
      <style:text-properties fo:font-weight="normal" officeooo:paragraph-rsid="007e56ec" style:font-weight-asian="normal" style:font-weight-complex="normal"/>
    </style:style>
    <style:style style:name="P15" style:family="paragraph" style:parent-style-name="Heading_20_1">
      <style:text-properties officeooo:rsid="00821f3e" officeooo:paragraph-rsid="00821f3e"/>
    </style:style>
    <style:style style:name="P16" style:family="paragraph" style:parent-style-name="Heading_20_1">
      <style:text-properties officeooo:paragraph-rsid="00798fb9"/>
    </style:style>
    <style:style style:name="P17" style:family="paragraph" style:parent-style-name="Heading_20_1">
      <style:text-properties officeooo:rsid="00918ea3" officeooo:paragraph-rsid="009269e0"/>
    </style:style>
    <style:style style:name="P18" style:family="paragraph" style:parent-style-name="Heading_20_1">
      <style:text-properties officeooo:rsid="00918ea3" officeooo:paragraph-rsid="00939b80"/>
    </style:style>
    <style:style style:name="P19" style:family="paragraph" style:parent-style-name="Heading_20_1">
      <style:text-properties officeooo:rsid="00918ea3" officeooo:paragraph-rsid="009d3f40"/>
    </style:style>
    <style:style style:name="P20" style:family="paragraph" style:parent-style-name="Contents_20_1">
      <style:text-properties style:font-name="Minion Pro1"/>
    </style:style>
    <style:style style:name="P21" style:family="paragraph" style:parent-style-name="Heading_20_1">
      <style:paragraph-properties fo:break-before="page"/>
      <style:text-properties officeooo:paragraph-rsid="00798fb9"/>
    </style:style>
    <style:style style:name="P22" style:family="paragraph" style:parent-style-name="Table_20_Contents">
      <style:text-properties fo:background-color="transparent"/>
    </style:style>
    <style:style style:name="P23" style:family="paragraph" style:parent-style-name="Table_20_Contents">
      <style:text-properties officeooo:rsid="008e6dfa" officeooo:paragraph-rsid="008e6dfa" fo:background-color="transparent"/>
    </style:style>
    <style:style style:name="P24" style:family="paragraph" style:parent-style-name="Table_20_Contents">
      <style:text-properties officeooo:rsid="008fddf6" officeooo:paragraph-rsid="008fddf6" fo:background-color="transparent"/>
    </style:style>
    <style:style style:name="P25" style:family="paragraph" style:parent-style-name="Contents_20_1" style:list-style-name="L1"/>
    <style:style style:name="P26" style:family="paragraph" style:parent-style-name="Contents_20_1">
      <style:paragraph-properties fo:text-align="center" style:justify-single-word="false"/>
    </style:style>
    <style:style style:name="P27" style:family="paragraph" style:parent-style-name="Contents_20_1" style:list-style-name="L4"/>
    <style:style style:name="P28" style:family="paragraph" style:parent-style-name="Contents_20_1" style:list-style-name="L5"/>
    <style:style style:name="P29" style:family="paragraph" style:parent-style-name="Contents_20_1" style:list-style-name="L6"/>
    <style:style style:name="P30" style:family="paragraph" style:parent-style-name="Contents_20_1" style:list-style-name="L7"/>
    <style:style style:name="P31" style:family="paragraph" style:parent-style-name="Contents_20_1" style:list-style-name="L3"/>
    <style:style style:name="P32" style:family="paragraph" style:parent-style-name="Contents_20_1" style:list-style-name="L2"/>
    <style:style style:name="P33" style:family="paragraph" style:parent-style-name="Standard" style:list-style-name="L3">
      <style:text-properties officeooo:rsid="00918ea3" officeooo:paragraph-rsid="00918ea3"/>
    </style:style>
    <style:style style:name="P34" style:family="paragraph" style:parent-style-name="Standard" style:list-style-name="L4">
      <style:text-properties officeooo:rsid="009938b3" officeooo:paragraph-rsid="009fdfc2"/>
    </style:style>
    <style:style style:name="P35" style:family="paragraph" style:parent-style-name="Standard">
      <style:text-properties officeooo:rsid="009938b3" officeooo:paragraph-rsid="009938b3"/>
    </style:style>
    <style:style style:name="P36" style:family="paragraph" style:parent-style-name="Standard" style:list-style-name="L4">
      <style:paragraph-properties fo:text-align="center" style:justify-single-word="false"/>
      <style:text-properties officeooo:rsid="009938b3" officeooo:paragraph-rsid="009fdfc2"/>
    </style:style>
    <style:style style:name="P37" style:family="paragraph" style:parent-style-name="Standard">
      <style:paragraph-properties fo:text-align="center" style:justify-single-word="false"/>
      <style:text-properties officeooo:rsid="009938b3" officeooo:paragraph-rsid="009938b3"/>
    </style:style>
    <style:style style:name="P38" style:family="paragraph" style:parent-style-name="Standard">
      <style:text-properties officeooo:rsid="009aff52" officeooo:paragraph-rsid="009aff52"/>
    </style:style>
    <style:style style:name="P39" style:family="paragraph" style:parent-style-name="Standard">
      <style:paragraph-properties fo:text-align="center" style:justify-single-word="false"/>
      <style:text-properties officeooo:rsid="00783fd5" officeooo:paragraph-rsid="00783fd5"/>
    </style:style>
    <style:style style:name="P40" style:family="paragraph" style:parent-style-name="Standard">
      <style:paragraph-properties fo:text-align="center" style:justify-single-word="false"/>
      <style:text-properties officeooo:rsid="00796e93" officeooo:paragraph-rsid="00796e93"/>
    </style:style>
    <style:style style:name="P41" style:family="paragraph" style:parent-style-name="Standard">
      <style:paragraph-properties fo:text-align="center" style:justify-single-word="false"/>
      <style:text-properties officeooo:rsid="00798fb9" officeooo:paragraph-rsid="00798fb9"/>
    </style:style>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T43" style:family="text">
      <style:text-properties officeooo:rsid="009938b3"/>
    </style:style>
    <style:style style:name="T44" style:family="text">
      <style:text-properties officeooo:rsid="009bcbf9"/>
    </style:style>
    <style:style style:name="T45" style:family="text">
      <style:text-properties officeooo:rsid="009ed51a"/>
    </style:style>
    <style:style style:name="T46" style:family="text">
      <style:text-properties officeooo:rsid="009fdfc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4"><text:soft-page-break/>Question 1</text:p>
      <text:p text:style-name="P20"><text:span text:style-name="T2">L</text:span><text:span text:style-name="T1">es contraintes que nous avons trouvées sont les suivantes :</text:span></text:p>
      <text:p text:style-name="P20"><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20"><text:span text:style-name="T2">C</text:span><text:span text:style-name="T3">2</text:span><text:span text:style-name="T2"> : </text:span><text:span text:style-name="T1">Chaque examen se déroule dans une </text:span><text:span text:style-name="T5">seule </text:span><text:span text:style-name="T1">salle.</text:span></text:p>
      <text:p text:style-name="P20"><text:span text:style-name="T5">C</text:span><text:span text:style-name="T3">3</text:span><text:span text:style-name="T5"> : </text:span><text:span text:style-name="T1">Un examen se déroule exactement une fois.</text:span></text:p>
      <text:p text:style-name="P20"/>
      <text:p text:style-name="P20"><text:span text:style-name="T1">C</text:span><text:span text:style-name="T3">4</text:span><text:span text:style-name="T6"> : </text:span><text:span text:style-name="T1">Chaque salle, à chaque moment, ne peut pas contenir plus d’élèves que sa capacité.</text:span></text:p>
      <text:p text:style-name="P20"/>
      <text:p text:style-name="P20">C<text:span text:style-name="T14">5</text:span> : Chaque professeur à un moment donné, ne peut être qu’à un seul examen.</text:p>
      <text:p text:style-name="P20"><text:span text:style-name="T1">C</text:span><text:span text:style-name="T3">6</text:span><text:span text:style-name="T7"> : </text:span><text:span text:style-name="T1">Chaque étudiant à un moment donné, ne peut être qu’à un seul examen.</text:span></text:p>
      <text:p text:style-name="Heading_20_1">Question 2</text:p>
      <text:p text:style-name="P10">Les traductions en langage mathématique des contraintes sont les suivantes :</text:p>
      <text:p text:style-name="P3"><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6">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0">La contrainte C3 est traduite par C3.1 et C3.2 :</text:p>
      <text:p text:style-name="P7">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8">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9"/>
      <text:p text:style-name="P9"><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4"/>
      <text:p text:style-name="P4"><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5"><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5428817841969312248" text:style-name="L1">
        <text:list-item>
          <text:p text:style-name="P25">2 Salles</text:p>
        </text:list-item>
        <text:list-item>
          <text:p text:style-name="P25">2 Examens</text:p>
        </text:list-item>
        <text:list-item>
          <text:p text:style-name="P25"><text:span text:style-name="T16">2</text:span> Périodes</text:p>
        </text:list-item>
      </text:list>
      <text:p text:style-name="Contents_20_1">Qui peut être modélisé à l'aide d'un cube 2x2x2 de proposition<text:span text:style-name="T26">s</text:span>. On a :</text:p>
      <text:p text:style-name="P26"><draw:frame draw:style-name="fr1" draw:name="Object21" text:anchor-type="as-char" svg:y="-0.377cm" svg:width="5.248cm" svg:height="0.533cm" draw:z-index="24"><draw:object xlink:href="./Object 12" xlink:type="simple" xlink:show="embed" xlink:actuate="onLoad"/><draw:image xlink:href="./ObjectReplacements/Object 12" xlink:type="simple" xlink:show="embed" xlink:actuate="onLoad"/></draw:frame></text:p>
      <text:p text:style-name="P26"><draw:frame draw:style-name="fr1" draw:name="Object41" text:anchor-type="as-char" svg:y="-0.386cm" svg:width="5.761cm" svg:height="0.542cm" draw:z-index="25"><draw:object xlink:href="./Object 13" xlink:type="simple" xlink:show="embed" xlink:actuate="onLoad"/><draw:image xlink:href="./ObjectReplacements/Object 13" xlink:type="simple" xlink:show="embed" xlink:actuate="onLoad"/></draw:frame></text:p>
      <text:p text:style-name="P26"><draw:frame draw:style-name="fr1" draw:name="Object42" text:anchor-type="as-char" svg:y="-0.386cm" svg:width="9.163cm" svg:height="0.542cm" draw:z-index="26"><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P26"><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P26"><draw:frame draw:style-name="fr1" draw:name="Object19" text:anchor-type="as-char" svg:y="-0.377cm" svg:width="4.359cm" svg:height="0.531cm" draw:z-index="27"><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P26"><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P26"><draw:frame draw:style-name="fr1" draw:name="Object25" text:anchor-type="as-char" svg:y="-0.437cm" svg:width="6.001cm" svg:height="0.593cm" draw:z-index="28"><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P26"><draw:frame draw:style-name="fr1" draw:name="Object28" text:anchor-type="as-char" svg:y="-0.437cm" svg:width="3.291cm" svg:height="0.593cm" draw:z-index="29"><draw:object xlink:href="./Object 28" xlink:type="simple" xlink:show="embed" xlink:actuate="onLoad"/><draw:image xlink:href="./ObjectReplacements/Object 28" xlink:type="simple" xlink:show="embed" xlink:actuate="onLoad"/></draw:frame></text:p>
      <text:p text:style-name="P26"><draw:frame draw:style-name="fr1" draw:name="Object29" text:anchor-type="as-char" svg:y="-0.437cm" svg:width="3.806cm" svg:height="0.593cm" draw:z-index="30"><draw:object xlink:href="./Object 16" xlink:type="simple" xlink:show="embed" xlink:actuate="onLoad"/><draw:image xlink:href="./ObjectReplacements/Object 16" xlink:type="simple" xlink:show="embed" xlink:actuate="onLoad"/></draw:frame></text:p>
      <text:p text:style-name="P26"><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P26"><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P26"><draw:frame draw:style-name="fr1" draw:name="Object24" text:anchor-type="as-char" svg:y="-0.443cm" svg:width="6.964cm" svg:height="0.596cm" draw:z-index="31"><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P26"><draw:frame draw:style-name="fr1" draw:name="Object43" text:anchor-type="as-char" svg:y="-0.386cm" svg:width="4.972cm" svg:height="0.54cm" draw:z-index="32"><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P26"><text:span text:style-name="T20"><text:s/></text:span><text:span text:style-name="T20"><draw:frame draw:style-name="fr1" draw:name="Object45" text:anchor-type="as-char" svg:y="-0.377cm" svg:width="2.448cm" svg:height="0.533cm" draw:z-index="33"><draw:object xlink:href="./Object 21" xlink:type="simple" xlink:show="embed" xlink:actuate="onLoad"/><draw:image xlink:href="./ObjectReplacements/Object 21" xlink:type="simple" xlink:show="embed" xlink:actuate="onLoad"/></draw:frame></text:span></text:p>
      <text:p text:style-name="P26"><draw:frame draw:style-name="fr1" draw:name="Object46" text:anchor-type="as-char" svg:y="-0.377cm" svg:width="2.651cm" svg:height="0.531cm" draw:z-index="34"><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P26"><draw:frame draw:style-name="fr1" draw:name="Object47" text:anchor-type="as-char" svg:y="-0.443cm" svg:width="4.429cm" svg:height="0.596cm" draw:z-index="35"><draw:object xlink:href="./Object 29" xlink:type="simple" xlink:show="embed" xlink:actuate="onLoad"/><draw:image xlink:href="./ObjectReplacements/Object 29" xlink:type="simple" xlink:show="embed" xlink:actuate="onLoad"/><svg:desc>formula</svg:desc></draw:frame></text:p>
      <text:p text:style-name="P26"><draw:frame draw:style-name="fr1" draw:name="Object48" text:anchor-type="as-char" svg:y="-0.443cm" svg:width="4.119cm" svg:height="0.596cm" draw:z-index="36"><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P26"><draw:frame draw:style-name="fr1" draw:name="Object49" text:anchor-type="as-char" svg:y="-0.443cm" svg:width="6.809cm" svg:height="0.596cm" draw:z-index="37"><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P26"><draw:frame draw:style-name="fr1" draw:name="Object50" text:anchor-type="as-char" svg:y="-0.437cm" svg:width="4.299cm" svg:height="0.614cm" draw:z-index="38"><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P26"><text:span text:style-name="T36">C5 : </text:span><draw:frame draw:style-name="fr1" draw:name="Object51" text:anchor-type="as-char" svg:y="-0.443cm" svg:width="8.92cm" svg:height="0.619cm" draw:z-index="39"><draw:object xlink:href="./Object 51" xlink:type="simple" xlink:show="embed" xlink:actuate="onLoad"/><draw:image xlink:href="./ObjectReplacements/Object 51" xlink:type="simple" xlink:show="embed" xlink:actuate="onLoad"/><svg:desc>formula</svg:desc></draw:frame></text:p>
      <text:p text:style-name="P26"><text:span text:style-name="T36">C6 : </text:span><draw:frame draw:style-name="fr1" draw:name="Object52" text:anchor-type="as-char" svg:y="-0.443cm" svg:width="8.952cm" svg:height="0.619cm" draw:z-index="40"><draw:object xlink:href="./Object 52" xlink:type="simple" xlink:show="embed" xlink:actuate="onLoad"/><draw:image xlink:href="./ObjectReplacements/Object 52" xlink:type="simple" xlink:show="embed" xlink:actuate="onLoad"/><svg:desc>formula</svg:desc></draw:frame></text:p>
      <text:p text:style-name="Heading_20_1"><text:soft-page-break/>Question 6</text:p>
      <text:p text:style-name="Contents_20_1">Pour résoudre ce problème on va interdire la programmation <text:span text:style-name="T37">d'un examen </text:span>pendant cet intervalle de temps et avant cet intervalle pour les examens qui pourraient déborder sur cet intervalle :</text:p>
      <text:p text:style-name="P39"><draw:frame draw:style-name="fr1" draw:name="Object53" text:anchor-type="as-char" svg:y="-0.48cm" svg:width="4.486cm" svg:height="0.707cm" draw:z-index="41"><draw:object xlink:href="./Object 53" xlink:type="simple" xlink:show="embed" xlink:actuate="onLoad"/><draw:image xlink:href="./ObjectReplacements/Object 53" xlink:type="simple" xlink:show="embed" xlink:actuate="onLoad"/></draw:frame></text:p>
      <text:p text:style-name="P39"><draw:frame draw:style-name="fr1" draw:name="Object54" text:anchor-type="as-char" svg:y="-0.445cm" svg:width="5.479cm" svg:height="0.67cm" draw:z-index="42"><draw:object xlink:href="./Object 54" xlink:type="simple" xlink:show="embed" xlink:actuate="onLoad"/><draw:image xlink:href="./ObjectReplacements/Object 54" xlink:type="simple" xlink:show="embed" xlink:actuate="onLoad"/><svg:desc>formula</svg:desc></draw:frame></text:p>
      <text:p text:style-name="P2">ce qui équivaut à :</text:p>
      <text:p text:style-name="P40"><draw:frame draw:style-name="fr1" draw:name="Object55" text:anchor-type="as-char" svg:y="-0.48cm" svg:width="5.493cm" svg:height="0.707cm" draw:z-index="43"><draw:object xlink:href="./Object 55" xlink:type="simple" xlink:show="embed" xlink:actuate="onLoad"/><draw:image xlink:href="./ObjectReplacements/Object 55" xlink:type="simple" xlink:show="embed" xlink:actuate="onLoad"/></draw:frame></text:p>
      <text:p text:style-name="P11">Aucune autre contrainte n'a dû être modifiée.</text:p>
      <text:p text:style-name="P12">Exemple : </text:p>
      <text:list xml:id="list8332854419275721097" text:style-name="L2">
        <text:list-item>
          <text:p text:style-name="P32">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4"><draw:frame draw:style-name="fr1" draw:name="Object58" text:anchor-type="as-char" svg:y="-0.377cm" svg:width="0.483cm" svg:height="0.533cm" draw:z-index="45"><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23"><draw:frame draw:style-name="fr1" draw:name="Object32" text:anchor-type="as-char" svg:y="-0.377cm" svg:width="1.042cm" svg:height="0.533cm" draw:z-index="51"><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22"/>
          </table:table-cell>
        </table:table-row>
        <table:table-row>
          <table:table-cell table:style-name="Table1.A2" office:value-type="string">
            <text:p text:style-name="P24"><draw:frame draw:style-name="fr1" draw:name="Object59" text:anchor-type="as-char" svg:y="-0.377cm" svg:width="0.476cm" svg:height="0.533cm" draw:z-index="52"><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22"><draw:frame draw:style-name="fr1" draw:name="Object33" text:anchor-type="as-char" svg:y="-0.377cm" svg:width="1.314cm" svg:height="0.533cm" draw:z-index="53"><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22"/>
          </table:table-cell>
        </table:table-row>
        <table:table-row>
          <table:table-cell table:style-name="Table1.A2" office:value-type="string">
            <text:p text:style-name="P24"><draw:frame draw:style-name="fr1" draw:name="Object60" text:anchor-type="as-char" svg:y="-0.377cm" svg:width="0.478cm" svg:height="0.533cm" draw:z-index="54"><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22"/>
          </table:table-cell>
          <table:table-cell table:style-name="Table1.C2" office:value-type="string">
            <text:p text:style-name="P22"><draw:frame draw:style-name="fr1"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22"><draw:frame draw:style-name="fr1" draw:name="Object61" text:anchor-type="as-char" svg:y="-0.377cm" svg:width="0.48cm" svg:height="0.533cm" draw:z-index="56"><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22"/>
          </table:table-cell>
          <table:table-cell table:style-name="Table1.C4" office:value-type="string">
            <text:p text:style-name="P22"><draw:frame draw:style-name="fr1" draw:name="Object35" text:anchor-type="as-char" svg:y="-0.377cm" svg:width="1.431cm" svg:height="0.533cm" draw:z-index="57"><draw:object xlink:href="./Object 35" xlink:type="simple" xlink:show="embed" xlink:actuate="onLoad"/><draw:image xlink:href="./ObjectReplacements/Object 35" xlink:type="simple" xlink:show="embed" xlink:actuate="onLoad"/></draw:frame></text:p>
          </table:table-cell>
        </table:table-row>
      </table:table>
      <text:p text:style-name="Contents_20_1"><text:tab/><text:span text:style-name="T38">On voit qu'il faut interdire le fait de programmer un examen à partir de </text:span><text:span text:style-name="T38"><draw:frame draw:style-name="fr1" draw:name="Object36" text:anchor-type="as-char" svg:y="-0.437cm" svg:width="2.739cm" svg:height="0.593cm" draw:z-index="46"><draw:object xlink:href="./Object 36" xlink:type="simple" xlink:show="embed" xlink:actuate="onLoad"/><draw:image xlink:href="./ObjectReplacements/Object 36" xlink:type="simple" xlink:show="embed" xlink:actuate="onLoad"/></draw:frame></text:span><text:span text:style-name="T38">, </text:span><text:span text:style-name="T38"><draw:frame draw:style-name="fr1" draw:name="Object37" text:anchor-type="as-char" svg:y="-0.437cm" svg:width="0.57cm" svg:height="0.591cm" draw:z-index="47"><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1" draw:name="Object38" text:anchor-type="as-char" svg:y="-0.386cm" svg:width="1.023cm" svg:height="0.506cm" draw:z-index="48"><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e de placer un examen en </text:span><text:span text:style-name="T38"><draw:frame draw:style-name="fr1" draw:name="Object56" text:anchor-type="as-char" svg:y="-0.377cm" svg:width="2.559cm" svg:height="0.469cm" draw:z-index="49"><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1" draw:name="Object57" text:anchor-type="as-char" svg:y="-0.437cm" svg:width="1.138cm" svg:height="0.593cm" draw:z-index="50"><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Contents_20_1"><text:tab/>Cet exemple n'a donc pas de <text:span text:style-name="T45">solution</text:span> car il n'est pas possible de placer ces deux examens sans déborder sur les périodes interdites ou sans sortir de l'horaire.</text:p>
      <text:p text:style-name="P11"/>
      <text:p text:style-name="P11"/>
      <text:p text:style-name="Heading_20_1">Question 7</text:p>
      <text:p text:style-name="P1"/>
      <text:p text:style-name="Heading_20_1">Question 8</text:p>
      <text:p text:style-name="P16"/>
      <text:p text:style-name="P21">Question <text:span text:style-name="T22">9</text:span></text:p>
      <text:p text:style-name="Contents_20_1">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41"><draw:frame draw:style-name="fr1" draw:name="Object31" text:anchor-type="as-char" svg:y="-0.443cm" svg:width="7.908cm" svg:height="0.619cm" draw:z-index="44"><draw:object xlink:href="./Object 31" xlink:type="simple" xlink:show="embed" xlink:actuate="onLoad"/><draw:image xlink:href="./ObjectReplacements/Object 31" xlink:type="simple" xlink:show="embed" xlink:actuate="onLoad"/></draw:frame></text:p>
      <text:p text:style-name="P13">Exemple :</text:p>
      <text:list xml:id="list5699768622062143049" text:style-name="L3">
        <text:list-item>
          <text:p text:style-name="P33">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1" draw:name="Object64" text:anchor-type="as-char" svg:y="-0.377cm" svg:width="0.483cm" svg:height="0.533cm" draw:z-index="60"><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1" draw:name="Object62" text:anchor-type="as-char" svg:y="-0.377cm" svg:width="1.042cm" svg:height="0.533cm" draw:z-index="58"><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1" draw:name="Object65" text:anchor-type="as-char" svg:y="-0.377cm" svg:width="0.476cm" svg:height="0.533cm" draw:z-index="61"><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1" draw:name="Object63" text:anchor-type="as-char" svg:y="-0.377cm" svg:width="1.431cm" svg:height="0.533cm" draw:z-index="59"><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1" draw:name="Object66" text:anchor-type="as-char" svg:y="-0.377cm" svg:width="0.478cm" svg:height="0.533cm" draw:z-index="62"><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1" draw:name="Object67" text:anchor-type="as-char" svg:y="-0.377cm" svg:width="1.431cm" svg:height="0.533cm" draw:z-index="63"><draw:object xlink:href="./Object 67" xlink:type="simple" xlink:show="embed" xlink:actuate="onLoad"/><draw:image xlink:href="./ObjectReplacements/Object 67" xlink:type="simple" xlink:show="embed" xlink:actuate="onLoad"/><svg:desc>formula</svg:desc></draw:frame></text:p>
          </table:table-cell>
        </table:table-row>
      </table:table>
      <text:list xml:id="list192543663158679" text:continue-numbering="true" text:style-name="L3">
        <text:list-header>
          <text:p text:style-name="P31">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17"/>
      <text:p text:style-name="P19">Question <text:span text:style-name="T40">10</text:span></text:p>
      <text:p text:style-name="Text_20_body">Rajoutons les contraintes suivante<text:span text:style-name="T45">s</text:span> :</text:p>
      <text:list xml:id="list7407083528454612574" text:style-name="L4">
        <text:list-item>
          <text:p text:style-name="P27">On veut qu'un certain examen soit placé à une heure définie car cela arrange mieux les professeurs travaillant de le privé. Cette contrainte sera rajoutée dans le fichier d'input sous la forme (Numéro d'examen, Créneau horaire). <text:span text:style-name="T45">Ces données sont conservées dans un vecteur F : </text:span><text:span text:style-name="T45"><draw:frame draw:style-name="fr2" draw:name="Object70" text:anchor-type="as-char" svg:y="-0.437cm" svg:width="5.283cm" svg:height="0.559cm" draw:z-index="66"><draw:object xlink:href="./Object 70" xlink:type="simple" xlink:show="embed" xlink:actuate="onLoad"/><draw:image xlink:href="./ObjectReplacements/Object 70" xlink:type="simple" xlink:show="embed" xlink:actuate="onLoad"/></draw:frame></text:span><text:span text:style-name="T45">.</text:span></text:p>
        </text:list-item>
      </text:list>
      <text:p text:style-name="P35"><text:tab/><text:tab/></text:p>
      <text:p text:style-name="P35"><text:tab/><text:tab/><text:span text:style-name="T45">Disons que l'on veut forcer l'examen x d'être programmé en t alors :</text:span></text:p>
      <text:p text:style-name="P37"><text:tab/><text:tab/><draw:frame draw:style-name="fr2" draw:name="Object68" text:anchor-type="as-char" svg:y="-0.437cm" svg:width="1.579cm" svg:height="0.591cm" draw:z-index="64"><draw:object xlink:href="./Object 68" xlink:type="simple" xlink:show="embed" xlink:actuate="onLoad"/><draw:image xlink:href="./ObjectReplacements/Object 68" xlink:type="simple" xlink:show="embed" xlink:actuate="onLoad"/></draw:frame></text:p>
      <text:p text:style-name="P35"><text:tab/><text:tab/><text:span text:style-name="T45">On étend cela à toutes les contraintes sur les heures :</text:span></text:p>
      <text:p text:style-name="P37"><text:tab/><text:tab/><draw:frame draw:style-name="fr2" draw:name="Object69" text:anchor-type="as-char" svg:y="-0.437cm" svg:width="2.979cm" svg:height="0.646cm" draw:z-index="65"><draw:object xlink:href="./Object 69" xlink:type="simple" xlink:show="embed" xlink:actuate="onLoad"/><draw:image xlink:href="./ObjectReplacements/Object 69" xlink:type="simple" xlink:show="embed" xlink:actuate="onLoad"/><svg:desc>formula</svg:desc></draw:frame></text:p>
      <text:p text:style-name="P35"/>
      <text:list xml:id="list192543881495729" text:continue-numbering="true" text:style-name="L4">
        <text:list-item>
          <text:p text:style-name="P27">Certaines salles possèdent du matériel spécifique(projecteur, tableau noir, …) et un examen <text:span text:style-name="T44">peut avoir besoin de se dérouler</text:span> dans une salle possédant le matériel nécessaire. <text:span text:style-name="T43">Cette contrainte sera rajoutée dans le fichier d'input sous la forme (Numéro d'examen, Numéro de s</text:span>alle<text:span text:style-name="T43">). Ces données sont conservées dans un vecteur F : </text:span><text:span text:style-name="T43"><draw:frame draw:style-name="fr2" draw:name="Object71" text:anchor-type="as-char" svg:y="-0.437cm" svg:width="5.413cm" svg:height="0.559cm" draw:z-index="67"><draw:object xlink:href="./Object 71" xlink:type="simple" xlink:show="embed" xlink:actuate="onLoad"/><draw:image xlink:href="./ObjectReplacements/Object 71" xlink:type="simple" xlink:show="embed" xlink:actuate="onLoad"/><svg:desc>formula</svg:desc></draw:frame></text:span><text:span text:style-name="T43"><text:tab/></text:span></text:p>
          <text:p text:style-name="P34"/>
          <text:p text:style-name="P34"><text:span text:style-name="T45">Disons que l'on veut forcer l'examen x d'être programmé dans la salle s alors :</text:span></text:p>
          <text:p text:style-name="P36"><draw:frame draw:style-name="fr2" draw:name="Object73" text:anchor-type="as-char" svg:y="-0.437cm" svg:width="1.605cm" svg:height="0.593cm" draw:z-index="69"><draw:object xlink:href="./Object 73" xlink:type="simple" xlink:show="embed" xlink:actuate="onLoad"/><draw:image xlink:href="./ObjectReplacements/Object 73" xlink:type="simple" xlink:show="embed" xlink:actuate="onLoad"/></draw:frame></text:p>
          <text:p text:style-name="P34"><text:span text:style-name="T45">On étend cela à toutes les contraintes sur les heures :</text:span></text:p>
          <text:p text:style-name="P36"><draw:frame draw:style-name="fr2" draw:name="Object72" text:anchor-type="as-char" svg:y="-0.437cm" svg:width="3.029cm" svg:height="0.646cm" draw:z-index="68"><draw:object xlink:href="./Object 72" xlink:type="simple" xlink:show="embed" xlink:actuate="onLoad"/><draw:image xlink:href="./ObjectReplacements/Object 72" xlink:type="simple" xlink:show="embed" xlink:actuate="onLoad"/><svg:desc>formula</svg:desc></draw:frame></text:p>
        </text:list-item>
      </text:list>
      <text:p text:style-name="P38"/>
      <text:p text:style-name="P38"/>
      <text:p text:style-name="P18">Question <text:span text:style-name="T40">11</text:span></text:p>
      <text:p text:style-name="Contents_20_1">Pour prouver qu'un problème est NP-dur, il faut pouvoir réduire un problème modèle que l'on sait NP-hard à ce problème. <text:span text:style-name="T41">On peut par exemple prendre le problème du job shop scheduling et </text:span><text:soft-page-break/><text:span text:style-name="T41">démontrer qu'il existe une bijection entre les données, les contraintes et la fonction à minimiser de ce problème et celles de notre problème d'emploi du temps.</text:span></text:p>
      <text:p text:style-name="Contents_20_1">On peut mettre en parallèle les données :</text:p>
      <text:list xml:id="list2269487047132993506" text:style-name="L5">
        <text:list-item>
          <text:p text:style-name="P28">La donnée de durée d'un problème de JSP peut être directement comparée à celle de notre problème, T.</text:p>
        </text:list-item>
        <text:list-item>
          <text:p text:style-name="P28">Les jobs du TSP peuvent être, quant à eux être comparés aux examens. C'est effectivement ces éléments qu'il faudra réussir à placer.</text:p>
        </text:list-item>
        <text:list-item>
          <text:p text:style-name="P28">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Contents_20_1">Mettons également en relation les contraintes :</text:p>
      <text:list xml:id="list3485760622272744365" text:style-name="L6">
        <text:list-item>
          <text:p text:style-name="P29">La contrainte d'existence du fait que tous les jobs doivent être placés est comparable au fait que tous les examens doivent se produire et être disposés dans l'horaire.</text:p>
        </text:list-item>
        <text:list-item>
          <text:p text:style-name="P29">Le problème d'emploi du temps considéré ici est séquence <text:span text:style-name="T46">dépendant</text:span>, tout comme l<text:span text:style-name="T46">e</text:span> <text:span text:style-name="T46">problème</text:span> du JSP et a des contraintes comme le fait que 2 examens ne peuvent se produire en même temps, tout comme la contrainte d'un JSP <text:span text:style-name="T46">séquence</text:span> dépendant.</text:p>
        </text:list-item>
      </text:list>
      <text:p text:style-name="Contents_20_1">Comparons enfin la fonction de coût à minimiser :</text:p>
      <text:list xml:id="list6552173434932426927" text:style-name="L7">
        <text:list-item>
          <text:p text:style-name="P30">Dans les deux problème<text:span text:style-name="T45">s</text:span>,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9:25:41.350422000</dc:date>
    <meta:editing-duration>P3DT9H34M14S</meta:editing-duration>
    <meta:editing-cycles>43</meta:editing-cycles>
    <meta:generator>LibreOffice/4.4.3.2$MacOSX_X86_64 LibreOffice_project/88805f81e9fe61362df02b9941de8e38a9b5fd16</meta:generator>
    <meta:document-statistic meta:table-count="2" meta:image-count="0" meta:object-count="70" meta:page-count="6" meta:paragraph-count="117" meta:word-count="1279" meta:character-count="7140" meta:non-whitespace-character-count="5929"/>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sub>
        <mi>p</mi>
        <mn>0,0,0</mn>
      </msub>
      <mo stretchy="false">⇒</mo>
      <mrow>
        <mrow>
          <mo stretchy="false">¬</mo>
          <msub>
            <mi>p</mi>
            <mn>1,0,0</mn>
          </msub>
        </mrow>
        <mo stretchy="false">∧</mo>
        <mrow>
          <mo stretchy="false">¬</mo>
          <msub>
            <mi>p</mi>
            <mn>0,1,0</mn>
          </msub>
        </mrow>
        <mo stretchy="false">∧</mo>
        <mrow>
          <mo stretchy="false">¬</mo>
          <msub>
            <mi>p</mi>
            <mn>0,0,1</mn>
          </msub>
        </mrow>
      </mrow>
    </mrow>
    <annotation encoding="StarMath 5.0">p_{0,0,0} drarrow  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1/content.xml><?xml version="1.0" encoding="utf-8"?>
<math xmlns="http://www.w3.org/1998/Math/MathML" display="block">
  <semantics>
    <mrow>
      <msub>
        <mi>p</mi>
        <mn>0,0,0</mn>
      </msub>
      <mo stretchy="false">⇒</mo>
      <mrow>
        <mo stretchy="false">¬</mo>
        <msub>
          <mi>p</mi>
          <mn>0,1,0</mn>
        </msub>
      </mrow>
    </mrow>
    <annotation encoding="StarMath 5.0">p_{0,0,0} drarrow 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8/content.xml><?xml version="1.0" encoding="utf-8"?>
<math xmlns="http://www.w3.org/1998/Math/MathML" display="block">
  <semantics>
    <mrow>
      <msub>
        <mi>p</mi>
        <mrow>
          <mi>x</mi>
          <mi>,</mi>
          <mi>t</mi>
          <mi>,</mi>
          <mi>s</mi>
        </mrow>
      </msub>
      <mo stretchy="false">⇒</mo>
      <msubsup>
        <mrow>
          <mrow/>
          <mo stretchy="false">∧</mo>
          <mrow/>
        </mrow>
        <mrow>
          <mi>s</mi>
          <mi>'</mi>
        </mrow>
        <mi>S</mi>
      </msubsup>
      <mrow>
        <mo stretchy="false">¬</mo>
        <msub>
          <mi>p</mi>
          <mrow>
            <mi>y</mi>
            <mi>,</mi>
            <mi>t</mi>
            <mi>,</mi>
            <mi>s</mi>
            <mi>'</mi>
          </mrow>
        </msub>
      </mrow>
    </mrow>
    <annotation encoding="StarMath 5.0">p_{ x,t,s } drarrow {{}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68/content.xml><?xml version="1.0" encoding="utf-8"?>
<math xmlns="http://www.w3.org/1998/Math/MathML" display="block">
  <semantics>
    <mrow>
      <msubsup>
        <mrow>
          <mrow/>
          <mo stretchy="false">∨</mo>
          <mrow/>
        </mrow>
        <mi>s</mi>
        <mi>S</mi>
      </msubsup>
      <msub>
        <mi>p</mi>
        <mrow>
          <mi>x</mi>
          <mi>,</mi>
          <mi>t</mi>
          <mi>,</mi>
          <mi>s</mi>
        </mrow>
      </msub>
    </mrow>
    <annotation encoding="StarMath 5.0">{{}or{}}_{s}^{S}
p_{x,t,s}</annotation>
  </semantics>
</math>
</file>

<file path=Object 69/content.xml><?xml version="1.0" encoding="utf-8"?>
<math xmlns="http://www.w3.org/1998/Math/MathML" display="block">
  <semantics>
    <mrow>
      <msubsup>
        <mrow>
          <mrow/>
          <mo stretchy="false">∧</mo>
          <mrow/>
        </mrow>
        <mrow>
          <mo fence="true" stretchy="false">(</mo>
          <mrow>
            <mrow>
              <msup>
                <mi>x</mi>
                <mi>i</mi>
              </msup>
              <mi>,</mi>
              <msup>
                <mi>t</mi>
                <mi>i</mi>
              </msup>
            </mrow>
          </mrow>
          <mo fence="true" stretchy="false">)</mo>
        </mrow>
        <mi>F</mi>
      </msubsup>
      <mrow>
        <mo fence="true" stretchy="false">(</mo>
        <mrow>
          <mrow>
            <msubsup>
              <mrow>
                <mrow/>
                <mo stretchy="false">∨</mo>
                <mrow/>
              </mrow>
              <mi>s</mi>
              <mi>S</mi>
            </msubsup>
            <msub>
              <mi>p</mi>
              <mrow>
                <msup>
                  <mi>x</mi>
                  <mi>i</mi>
                </msup>
                <mi>,</mi>
                <msup>
                  <mi>t</mi>
                  <mi>i</mi>
                </msup>
                <mi>,</mi>
                <mi>s</mi>
              </mrow>
            </msub>
          </mrow>
        </mrow>
        <mo fence="true" stretchy="false">)</mo>
      </mrow>
    </mrow>
    <annotation encoding="StarMath 5.0">{{}and{}}_{(x^i , t^i)}^{F}
({{}or{}}_{s}^{S}
p_{x^i,t^i,s})</annotation>
  </semantics>
</math>
</file>

<file path=Object 70/content.xml><?xml version="1.0" encoding="utf-8"?>
<math xmlns="http://www.w3.org/1998/Math/MathML" display="block">
  <semantics>
    <mrow>
      <mo stretchy="false">{</mo>
      <mrow>
        <mo fence="true" stretchy="false">(</mo>
        <mrow>
          <mrow>
            <msup>
              <mi>x</mi>
              <mn>0</mn>
            </msup>
            <mi>,</mi>
            <msup>
              <mi>t</mi>
              <mn>0</mn>
            </msup>
          </mrow>
        </mrow>
        <mo fence="true" stretchy="false">)</mo>
      </mrow>
      <mi>,</mi>
      <mn>...</mn>
      <mi>,</mi>
      <mrow>
        <mo fence="true" stretchy="false">(</mo>
        <mrow>
          <mrow>
            <msup>
              <mi>x</mi>
              <mi>i</mi>
            </msup>
            <mi>,</mi>
            <msup>
              <mi>t</mi>
              <mi>i</mi>
            </msup>
          </mrow>
        </mrow>
        <mo fence="true" stretchy="false">)</mo>
      </mrow>
      <mi>,</mi>
      <mn>...</mn>
      <mi>,</mi>
      <mrow>
        <mo fence="true" stretchy="false">(</mo>
        <mrow>
          <mrow>
            <msup>
              <mi>x</mi>
              <mi>n</mi>
            </msup>
            <mi>,</mi>
            <msup>
              <mi>t</mi>
              <mi>n</mi>
            </msup>
          </mrow>
        </mrow>
        <mo fence="true" stretchy="false">)</mo>
      </mrow>
      <mo stretchy="false">}</mo>
    </mrow>
    <annotation encoding="StarMath 5.0">\{(x^0 , t^0), ...,  (x^i, t^i), ..., (x^n, t^n) \}</annotation>
  </semantics>
</math>
</file>

<file path=Object 71/content.xml><?xml version="1.0" encoding="utf-8"?>
<math xmlns="http://www.w3.org/1998/Math/MathML" display="block">
  <semantics>
    <mrow>
      <mo stretchy="false">{</mo>
      <mrow>
        <mo fence="true" stretchy="false">(</mo>
        <mrow>
          <mrow>
            <msup>
              <mi>x</mi>
              <mn>0</mn>
            </msup>
            <mi>,</mi>
            <msup>
              <mi>s</mi>
              <mn>0</mn>
            </msup>
          </mrow>
        </mrow>
        <mo fence="true" stretchy="false">)</mo>
      </mrow>
      <mi>,</mi>
      <mn>...</mn>
      <mi>,</mi>
      <mrow>
        <mo fence="true" stretchy="false">(</mo>
        <mrow>
          <mrow>
            <msup>
              <mi>x</mi>
              <mi>i</mi>
            </msup>
            <mi>,</mi>
            <msup>
              <mi>s</mi>
              <mi>i</mi>
            </msup>
          </mrow>
        </mrow>
        <mo fence="true" stretchy="false">)</mo>
      </mrow>
      <mi>,</mi>
      <mn>...</mn>
      <mi>,</mi>
      <mrow>
        <mo fence="true" stretchy="false">(</mo>
        <mrow>
          <mrow>
            <msup>
              <mi>x</mi>
              <mi>n</mi>
            </msup>
            <mi>,</mi>
            <msup>
              <mi>s</mi>
              <mi>n</mi>
            </msup>
          </mrow>
        </mrow>
        <mo fence="true" stretchy="false">)</mo>
      </mrow>
      <mo stretchy="false">}</mo>
    </mrow>
    <annotation encoding="StarMath 5.0">\{(x^0 , s^0), ...,  (x^i, s^i), ..., (x^n, s^n) \}</annotation>
  </semantics>
</math>
</file>

<file path=Object 72/content.xml><?xml version="1.0" encoding="utf-8"?>
<math xmlns="http://www.w3.org/1998/Math/MathML" display="block">
  <semantics>
    <mrow>
      <msubsup>
        <mrow>
          <mrow/>
          <mo stretchy="false">∧</mo>
          <mrow/>
        </mrow>
        <mrow>
          <mo fence="true" stretchy="false">(</mo>
          <mrow>
            <mrow>
              <msup>
                <mi>x</mi>
                <mi>i</mi>
              </msup>
              <mi>,</mi>
              <msup>
                <mi>s</mi>
                <mi>i</mi>
              </msup>
            </mrow>
          </mrow>
          <mo fence="true" stretchy="false">)</mo>
        </mrow>
        <mi>F</mi>
      </msubsup>
      <mrow>
        <mo fence="true" stretchy="false">(</mo>
        <mrow>
          <mrow>
            <msubsup>
              <mrow>
                <mrow/>
                <mo stretchy="false">∨</mo>
                <mrow/>
              </mrow>
              <mi>t</mi>
              <mi>T</mi>
            </msubsup>
            <msub>
              <mi>p</mi>
              <mrow>
                <msup>
                  <mi>x</mi>
                  <mi>i</mi>
                </msup>
                <mi>,</mi>
                <mi>t</mi>
                <mi>,</mi>
                <msup>
                  <mi>s</mi>
                  <mi>i</mi>
                </msup>
              </mrow>
            </msub>
          </mrow>
        </mrow>
        <mo fence="true" stretchy="false">)</mo>
      </mrow>
    </mrow>
    <annotation encoding="StarMath 5.0">{{}and{}}_{(x^i , s^i)}^{F}
({{}or{}}_{t}^{T}
p_{x^i,t,s^i})</annotation>
  </semantics>
</math>
</file>

<file path=Object 73/content.xml><?xml version="1.0" encoding="utf-8"?>
<math xmlns="http://www.w3.org/1998/Math/MathML" display="block">
  <semantics>
    <mrow>
      <msubsup>
        <mrow>
          <mrow/>
          <mo stretchy="false">∨</mo>
          <mrow/>
        </mrow>
        <mi>t</mi>
        <mi>T</mi>
      </msubsup>
      <msub>
        <mi>p</mi>
        <mrow>
          <mi>x</mi>
          <mi>,</mi>
          <mi>t</mi>
          <mi>,</mi>
          <mi>s</mi>
        </mrow>
      </msub>
    </mrow>
    <annotation encoding="StarMath 5.0">{{}or{}}_{t}^{T}
p_{x,t,s}</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